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맑은 고딕" svg:font-family="'맑은 고딕'" style:font-family-generic="system" style:font-pitch="variable"/>
  </office:font-face-decls>
  <office:automatic-styles>
    <style:style style:name="P1" style:family="paragraph" style:parent-style-name="Text_20_body">
      <style:paragraph-properties fo:margin-left="0cm" fo:margin-right="0cm" fo:margin-top="0cm" fo:margin-bottom="0cm" style:contextual-spacing="false" fo:text-align="start" style:justify-single-word="false" fo:text-indent="0cm" style:auto-text-indent="false" style:writing-mode="lr-tb"/>
    </style:style>
    <style:style style:name="P2" style:family="paragraph" style:parent-style-name="Text_20_body">
      <style:paragraph-properties fo:margin-left="0cm" fo:margin-right="0cm" fo:margin-top="0cm" fo:margin-bottom="0cm" style:contextual-spacing="false" fo:text-indent="0cm" style:auto-text-indent="false"/>
    </style:style>
    <style:style style:name="P3" style:family="paragraph" style:parent-style-name="Standard">
      <style:paragraph-properties fo:text-align="start" style:justify-single-word="false"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que pays se voit attribuer un certain nombre de sièges au parlement européen en fonction de son nombre d'habitants afin que cette assemblée reflète au mieux la population européenne.</text:p>
      <text:p text:style-name="P2">Nous nous intéresserons au vote final d'une proposition où les députés ne peuvent que voter "pour" ou "contre". Comme les députés ne peuvent faire passer leurs propositions seuls, des coalitions se forment. Les mathématiques fournissent des outils formels pour mesurer le pouvoir de chaque votant. L'un des plus connus est l'indice de Banzhaf qui reflète, pour un votant donné, l'appétence des autres votants à former avec lui une coalition. [1]</text:p>
      <text:p text:style-name="P2"/>
      <text:p text:style-name="P2">La complexité temporelle d'un algorithme naïf du calcul de l'indice de Banzhaf est tellement grande qu'elle le rend inapplicable à 27 votants. Cependant, les polynômes générateurs de Brams-Affuso réduisent considérablement la complexité et permettent trouver les indices de Banzhaf dans le Parlement européen. [2]</text:p>
      <text:p text:style-name="P2"/>
      <text:p text:style-name="P2">Jusqu'à maintenant, nous mesurons le pouvoir des députés dans une assemblée déjà constituée. Nous pouvons aussi nous intéresser au problème inverse c'est-à-dire de chercher le nombre de sièges attribués à chaque pays de sorte qu'ils aient un indice de Banzhaf proportionnel à une quantité donnée comme par exemple son nombre d'habitants. [3]</text:p>
      <text:p text:style-name="P3"/>
      <text:p text:style-name="P3">Le Parlement européen fonctionnait au XXe siècle sur un système de séparation entre « grands pays » qui possédaient quatre voix, et « petits pays » qui en avaient deux. Au début des années 2000, l’Union européenne prévoyait un grand élargissement : 10 nouveaux pays allaient la rejoindre. En poursuivant avec le même système de vote pour son parlement, elle aurait donné beaucoup trop de pouvoir aux petits pays. [4]</text:p>
      <text:p text:style-name="P3"/>
      <text:p text:style-name="P3">Le Traité de Nice a alors été signé, dans l’optique d’empêcher ces inégalités, mais il était en réalité la source de nouvelles [4]. De plus, le Traité de Nice complique inutilement la procédure, rajoutant deux clauses, un quota de population et un quota de nombre d’états favorables à l’adoption d’une proposition, qui ne modifient en rien la répartition de pouvoir. En réaction à ce traité, une autre proposition, la Constitution Rule, a ensuite été mise sur la table. Cependant, elle redonne l’avantage aux anciens petits pays. [5]</text:p>
      <text:p text:style-name="P3"/>
      <text:p text:style-name="P3">Finalement, une solution « idéale » a été proposée par Slomczynski et Zyczkowski, appelée Penrose 62. Ce système a pour but de donner exactement le même pouvoir à chaque citoyen de l’Union Européenne, et ainsi garantir en théorie une équité totale dans la prise de décision. En outre, il est très simplement réajustable à chaque extension de l’Union Européenne. [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맑은 고딕" svg:font-family="'맑은 고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맑은 고딕" style:font-size-asian="12pt" style:language-asian="ko" style:country-asian="KR" style:font-name-complex="Lucida San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맑은 고딕" style:font-size-asian="12pt" style:language-asian="ko" style:country-asian="KR"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hyphenation-keep="page" loext:hyphenation-keep-type="column" style:writing-mode="lr-tb"/>
      <style:text-properties style:use-window-font-color="true" loext:opacity="0%" style:font-name="Liberation Serif" fo:font-family="'Liberation Serif'" style:font-family-generic="roman" style:font-pitch="variable" fo:font-size="12pt" fo:language="fr" fo:country="FR" style:letter-kerning="true" style:font-name-asian="맑은 고딕" style:font-family-asian="'맑은 고딕'" style:font-family-generic-asian="system" style:font-pitch-asian="variable" style:font-size-asian="12pt" style:language-asian="ko" style:country-asian="KR"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맑은 고딕" style:font-family-asian="'맑은 고딕'"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5" style:display-name="Heading 5" style:family="paragraph" style:parent-style-name="Heading" style:next-style-name="Text_20_body" style:default-outline-level="5" style:list-style-name="WWNum1" style:list-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31T18:01:12</meta:creation-date>
    <dc:language>fr-FR</dc:language>
    <dc:date>2025-01-31T19:15:16.849988447</dc:date>
    <meta:editing-cycles>5</meta:editing-cycles>
    <meta:editing-duration>PT9M7S</meta:editing-duration>
    <meta:generator>LibreOffice/24.8.4.2$Linux_X86_64 LibreOffice_project/480$Build-2</meta:generator>
    <meta:document-statistic meta:table-count="0" meta:image-count="0" meta:object-count="0" meta:page-count="1" meta:paragraph-count="7" meta:word-count="412" meta:character-count="2598" meta:non-whitespace-character-count="2193"/>
    <meta:user-defined meta:name="AppVersion">15.0000</meta:user-defined>
  </office:meta>
</office:document-meta>
</file>